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0855" officeooo:paragraph-rsid="00210855"/>
    </style:style>
    <style:style style:name="P2" style:family="paragraph" style:parent-style-name="Standard">
      <style:text-properties officeooo:rsid="00223039" officeooo:paragraph-rsid="00223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google.com/search?client=firefox-b-d&amp;q=como+plantar+fresas" text:style-name="Internet_20_link" text:visited-style-name="Visited_20_Internet_20_Link">https://www.google.com/search?client=firefox-b-d&amp;q=como+plantar+fresas</text:a></text:p>
      <text:p text:style-name="P1">como plantar</text:p>
      <text:p text:style-name="P1"/>
      <text:p text:style-name="P1"><text:a xlink:type="simple" xlink:href="https://www.google.com/search?client=firefox-b-d&amp;sca_esv=9532ceb1aaa73555&amp;sca_upv=1&amp;sxsrf=ACQVn08V6Gm1dIXCZaZ9cFdPmAacD_tsGQ:1712039968396&amp;q=como+cuidar+las+fresas&amp;" text:style-name="Internet_20_link" text:visited-style-name="Visited_20_Internet_20_Link">https://www.google.com/search?client=firefox-b-d&amp;sca_esv=9532ceb1aaa73555&amp;sca_upv=1&amp;sxsrf=ACQVn08V6Gm1dIXCZaZ9cFdPmAacD_tsGQ:1712039968396&amp;q=como+cuidar+las+fresas&amp;</text:a></text:p>
      <text:p text:style-name="P2">como coidar las fresa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1:22:55.937000000</meta:creation-date>
    <meta:generator>LibreOffice/7.6.2.1$Windows_X86_64 LibreOffice_project/56f7684011345957bbf33a7ee678afaf4d2ba333</meta:generator>
    <dc:date>2024-04-02T08:42:58.689000000</dc:date>
    <meta:editing-duration>PT3M12S</meta:editing-duration>
    <meta:editing-cycles>2</meta:editing-cycles>
    <meta:document-statistic meta:table-count="0" meta:image-count="0" meta:object-count="0" meta:page-count="1" meta:paragraph-count="4" meta:word-count="8" meta:character-count="268" meta:non-whitespace-character-count="264"/>
  </office:meta>
</office:document-meta>
</file>